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586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91" draw:id="id19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84" draw:id="id184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5.5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6.4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7.2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7.112cm" svg:y="10.1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7.111cm" svg:y="11.7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836cm" svg:y="12.5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836cm" svg:y="13.3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552cm" svg:y="14.125cm">
          <draw:text-box>
            <text:p><text:span text:style-name="T1">172 bank-robbery</text:span></text:p>
          </draw:text-box>
        </draw:frame>
        <draw:connector draw:style-name="gr4" draw:text-style-name="P2" draw:layer="layout" svg:x1="6.477cm" svg:y1="10.014cm" svg:x2="7.112cm" svg:y2="10.49cm" draw:start-shape="id56" draw:start-glue-point="2" draw:end-shape="id57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2.09cm" draw:start-shape="id56" draw:start-glue-point="2" draw:end-shape="id58" draw:end-glue-point="3" svg:d="m6477 10014v2076h634" svg:viewBox="0 0 635 2077">
          <text:p/>
        </draw:connector>
        <draw:connector draw:style-name="gr4" draw:text-style-name="P2" draw:layer="layout" svg:x1="8.318cm" svg:y1="12.413cm" svg:x2="8.836cm" svg:y2="12.904cm" draw:start-shape="id58" draw:start-glue-point="2" draw:end-shape="id59" draw:end-glue-point="3" svg:d="m8318 12413v491h518" svg:viewBox="0 0 519 492">
          <text:p/>
        </draw:connector>
        <draw:connector draw:style-name="gr4" draw:text-style-name="P2" draw:layer="layout" svg:x1="8.318cm" svg:y1="12.413cm" svg:x2="8.836cm" svg:y2="13.666cm" draw:start-shape="id58" draw:start-glue-point="2" draw:end-shape="id60" draw:end-glue-point="3" svg:d="m8318 12413v1253h518" svg:viewBox="0 0 519 1254">
          <text:p/>
        </draw:connector>
        <draw:frame draw:style-name="gr1" draw:text-style-name="P1" xml:id="id61" draw:id="id61" draw:layer="layout" svg:width="4.447cm" svg:height="0.645cm" svg:x="7.11cm" svg:y="15.5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89cm" draw:start-shape="id56" draw:start-glue-point="2" draw:end-shape="id61" draw:end-glue-point="3" svg:d="m6477 10014v5876h633" svg:viewBox="0 0 634 5877">
          <text:p/>
        </draw:connector>
        <draw:frame draw:style-name="gr1" draw:text-style-name="P1" xml:id="id62" draw:id="id62" draw:layer="layout" svg:width="3.175cm" svg:height="0.645cm" svg:x="7.112cm" svg:y="17.057cm">
          <draw:text-box>
            <text:p><text:span text:style-name="T1">175 drug-dealing</text:span></text:p>
          </draw:text-box>
        </draw:frame>
        <draw:connector draw:style-name="gr4" draw:text-style-name="P2" draw:layer="layout" svg:x1="6.477cm" svg:y1="10.014cm" svg:x2="7.112cm" svg:y2="17.379cm" draw:start-shape="id56" draw:start-glue-point="2" draw:end-shape="id62" draw:end-glue-point="3" svg:d="m6477 10014v7365h635" svg:viewBox="0 0 636 7366">
          <text:p/>
        </draw:connector>
        <draw:frame draw:style-name="gr1" draw:text-style-name="P1" xml:id="id63" draw:id="id63" draw:layer="layout" svg:width="2.286cm" svg:height="0.645cm" svg:x="7.112cm" svg:y="17.829cm">
          <draw:text-box>
            <text:p><text:span text:style-name="T1">176 gangs</text:span></text:p>
          </draw:text-box>
        </draw:frame>
        <draw:connector draw:style-name="gr4" draw:text-style-name="P2" draw:layer="layout" svg:x1="6.477cm" svg:y1="10.014cm" svg:x2="7.112cm" svg:y2="18.151cm" draw:start-shape="id56" draw:start-glue-point="2" draw:end-shape="id63" draw:end-glue-point="3" svg:d="m6477 10014v8137h635" svg:viewBox="0 0 636 8138">
          <text:p/>
        </draw:connector>
        <draw:frame draw:style-name="gr1" draw:text-style-name="P1" xml:id="id64" draw:id="id64" draw:layer="layout" svg:width="3.048cm" svg:height="0.645cm" svg:x="7.112cm" svg:y="18.5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89cm" svg:y="19.3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89cm" svg:y="20.115cm">
          <draw:text-box>
            <text:p><text:span text:style-name="T1">179 human-trafficing</text:span></text:p>
          </draw:text-box>
        </draw:frame>
        <draw:connector draw:style-name="gr4" draw:text-style-name="P2" draw:layer="layout" svg:x1="6.477cm" svg:y1="10.014cm" svg:x2="7.112cm" svg:y2="18.903cm" draw:start-shape="id56" draw:start-glue-point="2" draw:end-shape="id64" draw:end-glue-point="3" svg:d="m6477 10014v8889h635" svg:viewBox="0 0 636 8890">
          <text:p/>
        </draw:connector>
        <draw:connector draw:style-name="gr4" draw:text-style-name="P2" draw:layer="layout" svg:x1="8.636cm" svg:y1="19.226cm" svg:x2="8.89cm" svg:y2="19.665cm" draw:start-shape="id64" draw:start-glue-point="2" draw:end-shape="id65" draw:end-glue-point="3" svg:d="m8636 19226v439h254" svg:viewBox="0 0 255 440">
          <text:p/>
        </draw:connector>
        <draw:connector draw:style-name="gr4" draw:text-style-name="P2" draw:layer="layout" svg:x1="8.636cm" svg:y1="19.226cm" svg:x2="8.89cm" svg:y2="20.437cm" draw:start-shape="id64" draw:start-glue-point="2" draw:end-shape="id66" draw:end-glue-point="3" svg:d="m8636 19226v1211h254" svg:viewBox="0 0 255 1212">
          <text:p/>
        </draw:connector>
        <draw:frame draw:style-name="gr1" draw:text-style-name="P1" xml:id="id67" draw:id="id67" draw:layer="layout" svg:width="2.923cm" svg:height="0.645cm" svg:x="7.11cm" svg:y="20.868cm">
          <draw:text-box>
            <text:p><text:span text:style-name="T1">180 con-artist</text:span></text:p>
          </draw:text-box>
        </draw:frame>
        <draw:connector draw:style-name="gr4" draw:text-style-name="P2" draw:layer="layout" svg:x1="6.477cm" svg:y1="10.014cm" svg:x2="7.11cm" svg:y2="21.19cm" draw:start-shape="id56" draw:start-glue-point="2" draw:end-shape="id67" draw:end-glue-point="3" svg:d="m6477 10014v11176h633" svg:viewBox="0 0 634 11177">
          <text:p/>
        </draw:connector>
        <draw:frame draw:style-name="gr1" draw:text-style-name="P1" xml:id="id68" draw:id="id68" draw:layer="layout" svg:width="3.558cm" svg:height="0.645cm" svg:x="7.11cm" svg:y="21.668cm">
          <draw:text-box>
            <text:p><text:span text:style-name="T1">181 stolen-identity</text:span></text:p>
          </draw:text-box>
        </draw:frame>
        <draw:connector draw:style-name="gr4" draw:text-style-name="P2" draw:layer="layout" svg:x1="6.477cm" svg:y1="10.014cm" svg:x2="7.11cm" svg:y2="21.99cm" draw:start-shape="id56" draw:start-glue-point="2" draw:end-shape="id68" draw:end-glue-point="3" svg:d="m6477 10014v11976h633" svg:viewBox="0 0 634 11977">
          <text:p/>
        </draw:connector>
        <draw:frame draw:style-name="gr1" draw:text-style-name="P1" xml:id="id69" draw:id="id69" draw:layer="layout" svg:width="3.177cm" svg:height="0.645cm" svg:x="7.11cm" svg:y="22.468cm">
          <draw:text-box>
            <text:p><text:span text:style-name="T1">182 prostitution</text:span></text:p>
          </draw:text-box>
        </draw:frame>
        <draw:connector draw:style-name="gr4" draw:text-style-name="P2" draw:layer="layout" svg:x1="6.477cm" svg:y1="10.014cm" svg:x2="7.11cm" svg:y2="22.79cm" draw:start-shape="id56" draw:start-glue-point="2" draw:end-shape="id69" draw:end-glue-point="3" svg:d="m6477 10014v12776h633" svg:viewBox="0 0 634 12777">
          <text:p/>
        </draw:connector>
        <draw:frame draw:style-name="gr1" draw:text-style-name="P1" xml:id="id70" draw:id="id70" draw:layer="layout" svg:width="2.034cm" svg:height="0.645cm" svg:x="7.11cm" svg:y="23.268cm">
          <draw:text-box>
            <text:p><text:span text:style-name="T1">183 rape</text:span></text:p>
          </draw:text-box>
        </draw:frame>
        <draw:connector draw:style-name="gr4" draw:text-style-name="P2" draw:layer="layout" svg:x1="6.477cm" svg:y1="10.014cm" svg:x2="7.11cm" svg:y2="23.59cm" draw:start-shape="id56" draw:start-glue-point="2" draw:end-shape="id70" draw:end-glue-point="3" svg:d="m6477 10014v13576h633" svg:viewBox="0 0 634 13577">
          <text:p/>
        </draw:connector>
        <draw:frame draw:style-name="gr1" draw:text-style-name="P1" xml:id="id71" draw:id="id71" draw:layer="layout" svg:width="4.193cm" svg:height="0.645cm" svg:x="7.11cm" svg:y="24.0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477cm" svg:y1="10.014cm" svg:x2="7.11cm" svg:y2="24.39cm" draw:start-shape="id56" draw:start-glue-point="2" draw:end-shape="id71" draw:end-glue-point="3" svg:d="m6477 10014v14376h633" svg:viewBox="0 0 634 14377">
          <text:p/>
        </draw:connector>
        <draw:frame draw:style-name="gr1" draw:text-style-name="P1" xml:id="id72" draw:id="id72" draw:layer="layout" svg:width="4.447cm" svg:height="0.645cm" svg:x="7.11cm" svg:y="24.868cm">
          <draw:text-box>
            <text:p><text:span text:style-name="T1">185 domestic-violence</text:span></text:p>
          </draw:text-box>
        </draw:frame>
        <draw:connector draw:style-name="gr4" draw:text-style-name="P2" draw:layer="layout" svg:x1="6.477cm" svg:y1="10.014cm" svg:x2="7.11cm" svg:y2="25.19cm" draw:start-shape="id56" draw:start-glue-point="2" draw:end-shape="id72" draw:end-glue-point="3" svg:d="m6477 10014v15176h633" svg:viewBox="0 0 634 15177">
          <text:p/>
        </draw:connector>
        <draw:frame draw:style-name="gr1" draw:text-style-name="P1" xml:id="id73" draw:id="id73" draw:layer="layout" svg:width="2.922cm" svg:height="0.645cm" svg:x="8.835cm" svg:y="14.844cm">
          <draw:text-box>
            <text:p><text:span text:style-name="T1">173 auto-theft</text:span></text:p>
          </draw:text-box>
        </draw:frame>
        <draw:connector draw:style-name="gr4" draw:text-style-name="P2" draw:layer="layout" svg:x1="8.318cm" svg:y1="12.413cm" svg:x2="8.835cm" svg:y2="15.166cm" draw:start-shape="id58" draw:start-glue-point="2" draw:end-shape="id73" draw:end-glue-point="3" svg:d="m8318 12413v2753h517" svg:viewBox="0 0 518 2754">
          <text:p/>
        </draw:connector>
        <draw:frame draw:style-name="gr1" draw:text-style-name="P1" xml:id="id74" draw:id="id74" draw:layer="layout" svg:width="2.912cm" svg:height="0.645cm" svg:x="9.534cm" svg:y="16.344cm">
          <draw:text-box>
            <text:p><text:span text:style-name="T1">174 gangster</text:span></text:p>
          </draw:text-box>
        </draw:frame>
        <draw:connector draw:style-name="gr4" draw:text-style-name="P2" draw:layer="layout" svg:x1="9.333cm" svg:y1="16.213cm" svg:x2="9.534cm" svg:y2="16.666cm" draw:start-shape="id61" draw:start-glue-point="2" draw:end-shape="id74" draw:end-glue-point="3" svg:d="m9333 16213v453h201" svg:viewBox="0 0 202 454">
          <text:p/>
        </draw:connector>
        <draw:frame draw:style-name="gr1" draw:text-style-name="P1" xml:id="id99" draw:id="id99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9.6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0.4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1.2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3.6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0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8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9.2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0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8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1.611cm">
          <draw:text-box>
            <text:p><text:span text:style-name="T1">49 offensive</text:span></text:p>
          </draw:text-box>
        </draw:frame>
        <draw:frame draw:style-name="gr1" draw:text-style-name="P1" xml:id="id79" draw:id="id79" draw:layer="layout" svg:width="4.091cm" svg:height="0.645cm" svg:x="13.8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10.042cm" svg:y1="13.989cm" svg:x2="10.552cm" svg:y2="14.447cm" draw:start-shape="id60" draw:start-glue-point="2" draw:end-shape="id77" draw:end-glue-point="3" svg:d="m10042 13989v458h510" svg:viewBox="0 0 511 459">
          <text:p/>
        </draw:connector>
        <draw:frame draw:style-name="gr1" draw:text-style-name="P1" xml:id="id78" draw:id="id78" draw:layer="layout" svg:width="3.175cm" svg:height="0.645cm" svg:x="11.43cm" svg:y="8.636cm">
          <draw:text-box>
            <text:p><text:span text:style-name="T1">spiritual/religion</text:span></text:p>
          </draw:text-box>
        </draw:frame>
        <draw:frame draw:style-name="gr1" draw:text-style-name="P1" xml:id="id80" draw:id="id80" draw:layer="layout" svg:width="3.837cm" svg:height="0.645cm" svg:x="13.827cm" svg:y="10.188cm">
          <draw:text-box>
            <text:p><text:span text:style-name="T1">catholic/catholicism</text:span></text:p>
          </draw:text-box>
        </draw:frame>
        <draw:frame draw:style-name="gr1" draw:text-style-name="P1" xml:id="id81" draw:id="id81" draw:layer="layout" svg:width="1.932cm" svg:height="0.645cm" svg:x="13.827cm" svg:y="10.988cm">
          <draw:text-box>
            <text:p><text:span text:style-name="T1">mormon</text:span></text:p>
          </draw:text-box>
        </draw:frame>
        <draw:connector draw:style-name="gr4" draw:text-style-name="P2" draw:layer="layout" svg:x1="13.017cm" svg:y1="9.281cm" svg:x2="13.827cm" svg:y2="9.71cm" draw:start-shape="id78" draw:start-glue-point="2" draw:end-shape="id79" draw:end-glue-point="3" svg:d="m13017 9281v429h810" svg:viewBox="0 0 811 430">
          <text:p/>
        </draw:connector>
        <draw:connector draw:style-name="gr4" draw:text-style-name="P2" draw:layer="layout" svg:x1="13.017cm" svg:y1="9.281cm" svg:x2="13.827cm" svg:y2="10.51cm" draw:start-shape="id78" draw:start-glue-point="2" draw:end-shape="id80" draw:end-glue-point="3" svg:d="m13017 9281v1229h810" svg:viewBox="0 0 811 1230">
          <text:p/>
        </draw:connector>
        <draw:connector draw:style-name="gr4" draw:text-style-name="P2" draw:layer="layout" svg:x1="13.017cm" svg:y1="9.281cm" svg:x2="13.827cm" svg:y2="11.31cm" draw:start-shape="id78" draw:start-glue-point="2" draw:end-shape="id81" draw:end-glue-point="3" svg:d="m13017 9281v2029h810" svg:viewBox="0 0 811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2" draw:id="id82" draw:layer="layout" svg:width="2.991cm" svg:height="0.645cm" svg:x="14.916cm" svg:y="13.725cm">
          <draw:text-box>
            <text:p><text:span text:style-name="T1">natural-disaster</text:span></text:p>
          </draw:text-box>
        </draw:frame>
        <draw:frame draw:style-name="gr1" draw:text-style-name="P1" xml:id="id83" draw:id="id83" draw:layer="layout" svg:width="1.779cm" svg:height="0.645cm" svg:x="16.955cm" svg:y="14.497cm">
          <draw:text-box>
            <text:p><text:span text:style-name="T1">tornado</text:span></text:p>
          </draw:text-box>
        </draw:frame>
        <draw:frame draw:style-name="gr1" draw:text-style-name="P1" xml:id="id84" draw:id="id84" draw:layer="layout" svg:width="2.287cm" svg:height="0.645cm" svg:x="16.955cm" svg:y="15.297cm">
          <draw:text-box>
            <text:p><text:span text:style-name="T1">earthquake</text:span></text:p>
          </draw:text-box>
        </draw:frame>
        <draw:frame draw:style-name="gr1" draw:text-style-name="P1" xml:id="id85" draw:id="id85" draw:layer="layout" svg:width="1.779cm" svg:height="0.645cm" svg:x="16.955cm" svg:y="16.097cm">
          <draw:text-box>
            <text:p><text:span text:style-name="T1">valcano</text:span></text:p>
          </draw:text-box>
        </draw:frame>
        <draw:frame draw:style-name="gr1" draw:text-style-name="P1" xml:id="id86" draw:id="id86" draw:layer="layout" svg:width="1.779cm" svg:height="0.645cm" svg:x="16.955cm" svg:y="16.897cm">
          <draw:text-box>
            <text:p><text:span text:style-name="T1">tsunami</text:span></text:p>
          </draw:text-box>
        </draw:frame>
        <draw:connector draw:style-name="gr4" draw:text-style-name="P2" draw:layer="layout" svg:x1="16.411cm" svg:y1="14.37cm" svg:x2="16.955cm" svg:y2="14.819cm" draw:start-shape="id82" draw:start-glue-point="2" draw:end-shape="id83" draw:end-glue-point="3" svg:d="m16411 14370v449h544" svg:viewBox="0 0 545 450">
          <text:p/>
        </draw:connector>
        <draw:connector draw:style-name="gr4" draw:text-style-name="P2" draw:layer="layout" svg:x1="16.411cm" svg:y1="14.37cm" svg:x2="16.955cm" svg:y2="15.619cm" draw:start-shape="id82" draw:start-glue-point="2" draw:end-shape="id84" svg:d="m16411 14370v1249h544" svg:viewBox="0 0 545 1250">
          <text:p/>
        </draw:connector>
        <draw:connector draw:style-name="gr4" draw:text-style-name="P2" draw:layer="layout" svg:x1="16.411cm" svg:y1="14.37cm" svg:x2="16.955cm" svg:y2="16.419cm" draw:start-shape="id82" draw:start-glue-point="2" draw:end-shape="id85" draw:end-glue-point="3" svg:d="m16411 14370v2049h544" svg:viewBox="0 0 545 2050">
          <text:p/>
        </draw:connector>
        <draw:connector draw:style-name="gr4" draw:text-style-name="P2" draw:layer="layout" svg:x1="16.411cm" svg:y1="14.37cm" svg:x2="16.955cm" svg:y2="17.219cm" draw:start-shape="id82" draw:start-glue-point="2" draw:end-shape="id86" draw:end-glue-point="3" svg:d="m16411 14370v2849h544" svg:viewBox="0 0 545 2850">
          <text:p/>
        </draw:connector>
        <draw:frame draw:style-name="gr5" draw:text-style-name="P1" xml:id="id87" draw:id="id87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7" draw:start-glue-point="2" draw:end-shape="id82" draw:end-glue-point="3" svg:d="m14604 13572v475h312" svg:viewBox="0 0 313 476">
          <text:p/>
        </draw:connector>
        <draw:frame draw:style-name="gr6" draw:text-style-name="P1" xml:id="id88" draw:id="id88" draw:layer="layout" svg:width="2.567cm" svg:height="0.647cm" svg:x="15.159cm" svg:y="17.768cm">
          <draw:text-box>
            <text:p><text:span text:style-name="T1">plane-crash</text:span></text:p>
          </draw:text-box>
        </draw:frame>
        <draw:frame draw:style-name="gr6" draw:text-style-name="P1" xml:id="id89" draw:id="id89" draw:layer="layout" svg:width="2.567cm" svg:height="0.647cm" svg:x="15.159cm" svg:y="18.568cm">
          <draw:text-box>
            <text:p><text:span text:style-name="T1">sinking-ship</text:span></text:p>
          </draw:text-box>
        </draw:frame>
        <draw:connector draw:style-name="gr4" draw:text-style-name="P2" draw:layer="layout" svg:x1="14.604cm" svg:y1="13.572cm" svg:x2="15.159cm" svg:y2="18.091cm" draw:start-shape="id87" draw:start-glue-point="2" draw:end-shape="id88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7" draw:start-glue-point="2" draw:end-shape="id89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101" draw:id="id101" draw:layer="layout" svg:width="3.861cm" svg:height="1.039cm" svg:x="21.361cm" svg:y="14.227cm">
          <draw:text-box>
            <text:p><text:span text:style-name="T1">based-on-previously-written-material</text:span></text:p>
          </draw:text-box>
        </draw:frame>
        <draw:frame draw:style-name="gr1" draw:text-style-name="P1" xml:id="id102" draw:id="id102" draw:layer="layout" svg:width="3.345cm" svg:height="0.645cm" svg:x="23.855cm" svg:y="15.397cm">
          <draw:text-box>
            <text:p><text:span text:style-name="T1">58 based-on-book</text:span></text:p>
          </draw:text-box>
        </draw:frame>
        <draw:frame draw:style-name="gr1" draw:text-style-name="P1" xml:id="id103" draw:id="id103" draw:layer="layout" svg:width="4.361cm" svg:height="0.645cm" svg:x="23.855cm" svg:y="16.197cm">
          <draw:text-box>
            <text:p><text:span text:style-name="T1">59 based-on-short-story</text:span></text:p>
          </draw:text-box>
        </draw:frame>
        <draw:frame draw:style-name="gr1" draw:text-style-name="P1" xml:id="id104" draw:id="id104" draw:layer="layout" svg:width="3.218cm" svg:height="0.645cm" svg:x="23.855cm" svg:y="16.997cm">
          <draw:text-box>
            <text:p><text:span text:style-name="T1">60 based-on-play</text:span></text:p>
          </draw:text-box>
        </draw:frame>
        <draw:frame draw:style-name="gr1" draw:text-style-name="P1" xml:id="id106" draw:id="id106" draw:layer="layout" svg:width="3.345cm" svg:height="0.645cm" svg:x="23.855cm" svg:y="18.597cm">
          <draw:text-box>
            <text:p><text:span text:style-name="T1">based-on-musical</text:span></text:p>
          </draw:text-box>
        </draw:frame>
        <draw:frame draw:style-name="gr1" draw:text-style-name="P1" xml:id="id107" draw:id="id107" draw:layer="layout" svg:width="3.091cm" svg:height="0.645cm" svg:x="23.855cm" svg:y="19.397cm">
          <draw:text-box>
            <text:p><text:span text:style-name="T1">based-on-opera</text:span></text:p>
          </draw:text-box>
        </draw:frame>
        <draw:frame draw:style-name="gr1" draw:text-style-name="P1" xml:id="id108" draw:id="id108" draw:layer="layout" svg:width="4.869cm" svg:height="0.645cm" svg:x="23.855cm" svg:y="20.197cm">
          <draw:text-box>
            <text:p><text:span text:style-name="T1">64 based-on-comic-book(s)</text:span></text:p>
          </draw:text-box>
        </draw:frame>
        <draw:frame draw:style-name="gr1" draw:text-style-name="P1" xml:id="id109" draw:id="id109" draw:layer="layout" svg:width="4.488cm" svg:height="0.645cm" svg:x="23.855cm" svg:y="20.997cm">
          <draw:text-box>
            <text:p><text:span text:style-name="T1">81 based-on-video-game</text:span></text:p>
          </draw:text-box>
        </draw:frame>
        <draw:frame draw:style-name="gr1" draw:text-style-name="P1" xml:id="id105" draw:id="id105" draw:layer="layout" svg:width="4.267cm" svg:height="0.645cm" svg:x="25.854cm" svg:y="17.797cm">
          <draw:text-box>
            <text:p><text:span text:style-name="T1">based-on-shakespeare</text:span></text:p>
          </draw:text-box>
        </draw:frame>
        <draw:frame draw:style-name="gr1" draw:text-style-name="P1" xml:id="id110" draw:id="id110" draw:layer="layout" svg:width="2.965cm" svg:height="0.645cm" svg:x="23.854cm" svg:y="21.797cm">
          <draw:text-box>
            <text:p><text:span text:style-name="T1">based-on-poem</text:span></text:p>
          </draw:text-box>
        </draw:frame>
        <draw:frame draw:style-name="gr1" draw:text-style-name="P1" xml:id="id111" draw:id="id111" draw:layer="layout" svg:width="3.473cm" svg:height="0.645cm" svg:x="23.854cm" svg:y="22.597cm">
          <draw:text-box>
            <text:p><text:span text:style-name="T1">based-on-article(s)</text:span></text:p>
          </draw:text-box>
        </draw:frame>
        <draw:frame draw:style-name="gr1" draw:text-style-name="P1" xml:id="id112" draw:id="id112" draw:layer="layout" svg:width="2.965cm" svg:height="0.645cm" svg:x="23.854cm" svg:y="23.398cm">
          <draw:text-box>
            <text:p><text:span text:style-name="T1">based-on-song</text:span></text:p>
          </draw:text-box>
        </draw:frame>
        <draw:frame draw:style-name="gr1" draw:text-style-name="P1" xml:id="id113" draw:id="id113" draw:layer="layout" svg:width="3.981cm" svg:height="0.645cm" svg:x="23.854cm" svg:y="24.197cm">
          <draw:text-box>
            <text:p><text:span text:style-name="T1">based-on-radio-series</text:span></text:p>
          </draw:text-box>
        </draw:frame>
        <draw:frame draw:style-name="gr1" draw:text-style-name="P1" xml:id="id114" draw:id="id114" draw:layer="layout" svg:width="3.473cm" svg:height="0.645cm" svg:x="23.854cm" svg:y="24.997cm">
          <draw:text-box>
            <text:p><text:span text:style-name="T1">based-on-tv-show</text:span></text:p>
          </draw:text-box>
        </draw:frame>
        <draw:frame draw:style-name="gr8" draw:text-style-name="P1" xml:id="id115" draw:id="id115" draw:layer="layout" svg:width="4.997cm" svg:height="0.645cm" svg:x="23.854cm" svg:y="25.797cm">
          <draw:text-box>
            <text:p><text:span text:style-name="T1">based-on-stephen-king-work</text:span></text:p>
          </draw:text-box>
        </draw:frame>
        <draw:frame draw:style-name="gr1" draw:text-style-name="P1" xml:id="id90" draw:id="id90" draw:layer="layout" svg:width="1.694cm" svg:height="0.645cm" svg:x="30.224cm" svg:y="19.413cm">
          <draw:text-box>
            <text:p><text:span text:style-name="T1">art/arts</text:span></text:p>
          </draw:text-box>
        </draw:frame>
        <draw:frame draw:style-name="gr1" draw:text-style-name="P1" xml:id="id91" draw:id="id91" draw:layer="layout" svg:width="2.048cm" svg:height="0.645cm" svg:x="31.591cm" svg:y="20.202cm">
          <draw:text-box>
            <text:p><text:span text:style-name="T1">61 music</text:span></text:p>
          </draw:text-box>
        </draw:frame>
        <draw:frame draw:style-name="gr1" draw:text-style-name="P1" xml:id="id92" draw:id="id92" draw:layer="layout" svg:width="2.286cm" svg:height="0.645cm" svg:x="31.607cm" svg:y="20.947cm">
          <draw:text-box>
            <text:p><text:span text:style-name="T1">filmmaking</text:span></text:p>
          </draw:text-box>
        </draw:frame>
        <draw:frame draw:style-name="gr1" draw:text-style-name="P1" xml:id="id93" draw:id="id93" draw:layer="layout" svg:width="1.694cm" svg:height="0.645cm" svg:x="31.623cm" svg:y="21.713cm">
          <draw:text-box>
            <text:p><text:span text:style-name="T1">poetry</text:span></text:p>
          </draw:text-box>
        </draw:frame>
        <draw:frame draw:style-name="gr1" draw:text-style-name="P1" xml:id="id94" draw:id="id94" draw:layer="layout" svg:width="2.017cm" svg:height="0.645cm" svg:x="31.622cm" svg:y="22.513cm">
          <draw:text-box>
            <text:p><text:span text:style-name="T1">television</text:span></text:p>
          </draw:text-box>
        </draw:frame>
        <draw:frame draw:style-name="gr1" draw:text-style-name="P1" xml:id="id95" draw:id="id95" draw:layer="layout" svg:width="1.89cm" svg:height="0.645cm" svg:x="31.622cm" svg:y="23.313cm">
          <draw:text-box>
            <text:p><text:span text:style-name="T1">painting</text:span></text:p>
          </draw:text-box>
        </draw:frame>
        <draw:frame draw:style-name="gr1" draw:text-style-name="P1" xml:id="id96" draw:id="id96" draw:layer="layout" svg:width="2.525cm" svg:height="0.645cm" svg:x="31.622cm" svg:y="24.113cm">
          <draw:text-box>
            <text:p><text:span text:style-name="T1">photography</text:span></text:p>
          </draw:text-box>
        </draw:frame>
        <draw:frame draw:style-name="gr1" draw:text-style-name="P1" xml:id="id97" draw:id="id97" draw:layer="layout" svg:width="1.694cm" svg:height="0.645cm" svg:x="31.622cm" svg:y="24.913cm">
          <draw:text-box>
            <text:p><text:span text:style-name="T1">ballet</text:span></text:p>
          </draw:text-box>
        </draw:frame>
        <draw:frame draw:style-name="gr1" draw:text-style-name="P1" xml:id="id98" draw:id="id98" draw:layer="layout" svg:width="1.694cm" svg:height="0.645cm" svg:x="31.622cm" svg:y="25.713cm">
          <draw:text-box>
            <text:p><text:span text:style-name="T1">theater</text:span></text:p>
          </draw:text-box>
        </draw:frame>
        <draw:connector draw:style-name="gr4" draw:text-style-name="P2" draw:layer="layout" svg:x1="31.071cm" svg:y1="20.058cm" svg:x2="31.591cm" svg:y2="20.524cm" draw:start-shape="id90" draw:start-glue-point="2" draw:end-shape="id91" draw:end-glue-point="3" svg:d="m31071 20058v466h520" svg:viewBox="0 0 521 467">
          <text:p/>
        </draw:connector>
        <draw:connector draw:style-name="gr4" draw:text-style-name="P2" draw:layer="layout" svg:x1="31.071cm" svg:y1="20.058cm" svg:x2="31.607cm" svg:y2="21.269cm" draw:start-shape="id90" draw:start-glue-point="2" draw:end-shape="id92" draw:end-glue-point="3" svg:d="m31071 20058v1211h536" svg:viewBox="0 0 537 1212">
          <text:p/>
        </draw:connector>
        <draw:connector draw:style-name="gr4" draw:text-style-name="P2" draw:layer="layout" svg:x1="31.071cm" svg:y1="20.058cm" svg:x2="31.623cm" svg:y2="22.035cm" draw:start-shape="id90" draw:start-glue-point="2" draw:end-shape="id93" draw:end-glue-point="3" svg:d="m31071 20058v1977h552" svg:viewBox="0 0 553 1978">
          <text:p/>
        </draw:connector>
        <draw:connector draw:style-name="gr4" draw:text-style-name="P2" draw:layer="layout" svg:x1="31.071cm" svg:y1="20.058cm" svg:x2="31.622cm" svg:y2="22.835cm" draw:start-shape="id90" draw:start-glue-point="2" draw:end-shape="id94" draw:end-glue-point="3" svg:d="m31071 20058v2777h551" svg:viewBox="0 0 552 2778">
          <text:p/>
        </draw:connector>
        <draw:connector draw:style-name="gr4" draw:text-style-name="P2" draw:layer="layout" svg:x1="31.071cm" svg:y1="20.058cm" svg:x2="31.622cm" svg:y2="23.635cm" draw:start-shape="id90" draw:start-glue-point="2" draw:end-shape="id95" draw:end-glue-point="3" svg:d="m31071 20058v3577h551" svg:viewBox="0 0 552 3578">
          <text:p/>
        </draw:connector>
        <draw:connector draw:style-name="gr4" draw:text-style-name="P2" draw:layer="layout" svg:x1="31.071cm" svg:y1="20.058cm" svg:x2="31.622cm" svg:y2="24.435cm" draw:start-shape="id90" draw:start-glue-point="2" draw:end-shape="id96" draw:end-glue-point="3" svg:d="m31071 20058v4377h551" svg:viewBox="0 0 552 4378">
          <text:p/>
        </draw:connector>
        <draw:connector draw:style-name="gr4" draw:text-style-name="P2" draw:layer="layout" svg:x1="31.071cm" svg:y1="20.058cm" svg:x2="31.622cm" svg:y2="25.235cm" draw:start-shape="id90" draw:end-shape="id97" draw:end-glue-point="3" svg:d="m31071 20058v5177h551" svg:viewBox="0 0 552 5178">
          <text:p/>
        </draw:connector>
        <draw:connector draw:style-name="gr4" draw:text-style-name="P2" draw:layer="layout" svg:x1="31.071cm" svg:y1="20.058cm" svg:x2="31.622cm" svg:y2="26.035cm" draw:start-shape="id90" draw:start-glue-point="2" draw:end-shape="id98" draw:end-glue-point="3" svg:d="m31071 20058v5977h551" svg:viewBox="0 0 552 5978">
          <text:p/>
        </draw:connector>
        <draw:frame draw:style-name="gr1" draw:text-style-name="P1" xml:id="id122" draw:id="id122" draw:layer="layout" svg:width="4.193cm" svg:height="0.645cm" svg:x="13.714cm" svg:y="23.876cm">
          <draw:text-box>
            <text:p><text:span text:style-name="T1">graphic-sexual-content</text:span></text:p>
          </draw:text-box>
        </draw:frame>
        <draw:frame draw:style-name="gr1" draw:text-style-name="P1" xml:id="id123" draw:id="id123" draw:layer="layout" svg:width="3.177cm" svg:height="0.645cm" svg:x="13.716cm" svg:y="24.638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0" draw:id="id100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9" draw:start-glue-point="2" draw:end-shape="id100" draw:end-glue-point="3" svg:d="m15881 21336v439h381" svg:viewBox="0 0 382 440">
          <text:p/>
        </draw:connector>
        <draw:frame draw:style-name="gr1" draw:text-style-name="P1" draw:layer="layout" svg:width="1.909cm" svg:height="0.645cm" svg:x="17.5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291cm" svg:y1="15.266cm" svg:x2="23.855cm" svg:y2="15.719cm" draw:start-shape="id101" draw:start-glue-point="2" draw:end-shape="id102" draw:end-glue-point="3" svg:d="m23291 15266v453h564" svg:viewBox="0 0 565 454">
          <text:p/>
        </draw:connector>
        <draw:connector draw:style-name="gr4" draw:text-style-name="P2" draw:layer="layout" svg:x1="23.291cm" svg:y1="15.266cm" svg:x2="23.855cm" svg:y2="16.519cm" draw:start-shape="id101" draw:start-glue-point="2" draw:end-shape="id103" draw:end-glue-point="3" svg:d="m23291 15266v1253h564" svg:viewBox="0 0 565 1254">
          <text:p/>
        </draw:connector>
        <draw:connector draw:style-name="gr4" draw:text-style-name="P2" draw:layer="layout" svg:x1="23.291cm" svg:y1="15.266cm" svg:x2="23.855cm" svg:y2="17.319cm" draw:start-shape="id101" draw:start-glue-point="2" draw:end-shape="id104" draw:end-glue-point="3" svg:d="m23291 15266v2053h564" svg:viewBox="0 0 565 2054">
          <text:p/>
        </draw:connector>
        <draw:connector draw:style-name="gr4" draw:text-style-name="P2" draw:layer="layout" svg:x1="25.464cm" svg:y1="17.642cm" svg:x2="25.854cm" svg:y2="18.119cm" draw:start-shape="id104" draw:start-glue-point="2" draw:end-shape="id105" draw:end-glue-point="3" svg:d="m25464 17642v477h390" svg:viewBox="0 0 391 478">
          <text:p/>
        </draw:connector>
        <draw:connector draw:style-name="gr4" draw:text-style-name="P2" draw:layer="layout" svg:x1="23.291cm" svg:y1="15.266cm" svg:x2="23.855cm" svg:y2="18.919cm" draw:start-shape="id101" draw:end-shape="id106" draw:end-glue-point="3" svg:d="m23291 15266v3653h564" svg:viewBox="0 0 565 3654">
          <text:p/>
        </draw:connector>
        <draw:connector draw:style-name="gr4" draw:text-style-name="P2" draw:layer="layout" svg:x1="23.291cm" svg:y1="15.266cm" svg:x2="23.855cm" svg:y2="19.719cm" draw:start-shape="id101" draw:end-shape="id107" draw:end-glue-point="3" svg:d="m23291 15266v4453h564" svg:viewBox="0 0 565 4454">
          <text:p/>
        </draw:connector>
        <draw:connector draw:style-name="gr4" draw:text-style-name="P2" draw:layer="layout" svg:x1="23.291cm" svg:y1="15.266cm" svg:x2="23.855cm" svg:y2="20.519cm" draw:start-shape="id101" draw:start-glue-point="2" draw:end-shape="id108" draw:end-glue-point="3" svg:d="m23291 15266v5253h564" svg:viewBox="0 0 565 5254">
          <text:p/>
        </draw:connector>
        <draw:connector draw:style-name="gr4" draw:text-style-name="P2" draw:layer="layout" svg:x1="23.291cm" svg:y1="15.266cm" svg:x2="23.855cm" svg:y2="21.319cm" draw:start-shape="id101" draw:start-glue-point="2" draw:end-shape="id109" draw:end-glue-point="3" svg:d="m23291 15266v6053h564" svg:viewBox="0 0 565 6054">
          <text:p/>
        </draw:connector>
        <draw:connector draw:style-name="gr4" draw:text-style-name="P2" draw:layer="layout" svg:x1="23.291cm" svg:y1="15.266cm" svg:x2="23.854cm" svg:y2="22.119cm" draw:start-shape="id101" draw:end-shape="id110" draw:end-glue-point="3" svg:d="m23291 15266v6853h563" svg:viewBox="0 0 564 6854">
          <text:p/>
        </draw:connector>
        <draw:connector draw:style-name="gr4" draw:text-style-name="P2" draw:layer="layout" svg:x1="23.291cm" svg:y1="15.266cm" svg:x2="23.854cm" svg:y2="22.919cm" draw:start-shape="id101" draw:start-glue-point="2" draw:end-shape="id111" draw:end-glue-point="3" svg:d="m23291 15266v7653h563" svg:viewBox="0 0 564 7654">
          <text:p/>
        </draw:connector>
        <draw:connector draw:style-name="gr4" draw:text-style-name="P2" draw:layer="layout" svg:x1="23.291cm" svg:y1="15.266cm" svg:x2="23.854cm" svg:y2="23.72cm" draw:start-shape="id101" draw:start-glue-point="2" draw:end-shape="id112" draw:end-glue-point="3" svg:d="m23291 15266v8454h563" svg:viewBox="0 0 564 8455">
          <text:p/>
        </draw:connector>
        <draw:connector draw:style-name="gr4" draw:text-style-name="P2" draw:layer="layout" svg:x1="23.291cm" svg:y1="15.266cm" svg:x2="23.854cm" svg:y2="24.519cm" draw:start-shape="id101" draw:start-glue-point="2" draw:end-shape="id113" draw:end-glue-point="3" svg:d="m23291 15266v9253h563" svg:viewBox="0 0 564 9254">
          <text:p/>
        </draw:connector>
        <draw:connector draw:style-name="gr4" draw:text-style-name="P2" draw:layer="layout" svg:x1="23.291cm" svg:y1="15.266cm" svg:x2="23.854cm" svg:y2="25.319cm" draw:start-shape="id101" draw:start-glue-point="2" draw:end-shape="id114" draw:end-glue-point="3" svg:d="m23291 15266v10053h563" svg:viewBox="0 0 564 10054">
          <text:p/>
        </draw:connector>
        <draw:connector draw:style-name="gr4" draw:text-style-name="P2" draw:layer="layout" svg:x1="23.291cm" svg:y1="15.266cm" svg:x2="23.854cm" svg:y2="26.119cm" draw:start-shape="id101" draw:start-glue-point="2" draw:end-shape="id115" draw:end-glue-point="3" svg:d="m23291 15266v10853h563" svg:viewBox="0 0 564 10854">
          <text:p/>
        </draw:connector>
        <draw:frame draw:style-name="gr1" draw:text-style-name="P1" xml:id="id116" draw:id="id116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6" draw:end-glue-point="3" svg:d="m23504 1905v10520h571" svg:viewBox="0 0 572 10521">
          <text:p/>
        </draw:connector>
        <draw:frame draw:style-name="gr1" draw:text-style-name="P1" xml:id="id117" draw:id="id117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7" draw:end-glue-point="3" svg:d="m23504 1905v11320h570" svg:viewBox="0 0 571 11321">
          <text:p/>
        </draw:connector>
        <draw:frame draw:style-name="gr7" draw:text-style-name="P1" xml:id="id118" draw:id="id118" draw:layer="layout" svg:width="3.861cm" svg:height="0.662cm" svg:x="18.872cm" svg:y="13.435cm">
          <draw:text-box>
            <text:p><text:span text:style-name="T1">based-on-something</text:span></text:p>
          </draw:text-box>
        </draw:frame>
        <draw:connector draw:style-name="gr4" draw:text-style-name="P2" draw:layer="layout" svg:x1="20.802cm" svg:y1="14.097cm" svg:x2="21.361cm" svg:y2="14.746cm" draw:start-shape="id118" draw:start-glue-point="2" draw:end-shape="id101" draw:end-glue-point="3" svg:d="m20802 14097v649h559" svg:viewBox="0 0 560 650">
          <text:p/>
        </draw:connector>
        <draw:frame draw:style-name="gr7" draw:text-style-name="P1" xml:id="id119" draw:id="id119" draw:layer="layout" svg:width="4.039cm" svg:height="0.662cm" svg:x="21.361cm" svg:y="26.543cm">
          <draw:text-box>
            <text:p><text:span text:style-name="T1">based-on-a-true-story</text:span></text:p>
          </draw:text-box>
        </draw:frame>
        <draw:connector draw:style-name="gr4" draw:text-style-name="P2" draw:layer="layout" svg:x1="20.802cm" svg:y1="14.097cm" svg:x2="21.361cm" svg:y2="26.874cm" draw:start-shape="id118" draw:start-glue-point="2" draw:end-shape="id119" draw:end-glue-point="3" svg:d="m20802 14097v12777h559" svg:viewBox="0 0 560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20" draw:id="id120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20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xml:id="id121" draw:id="id12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draw:start-shape="id121" draw:start-glue-point="2" draw:end-shape="id122" draw:end-glue-point="3" svg:d="m13208 23736v462h506" svg:viewBox="0 0 507 463">
          <text:p/>
        </draw:connector>
        <draw:connector draw:style-name="gr4" draw:text-style-name="P2" draw:layer="layout" svg:x1="13.208cm" svg:y1="23.736cm" svg:x2="13.716cm" svg:y2="24.96cm" draw:start-shape="id121" draw:start-glue-point="2" draw:end-shape="id123" draw:end-glue-point="3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24" draw:id="id124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25" draw:id="id125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24" draw:start-glue-point="2" draw:end-shape="id125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1.95cm" svg:height="0.645cm" svg:x="14.306cm" svg:y="26.825cm">
          <draw:text-box>
            <text:p><text:span text:style-name="T1">terrorism</text:span></text:p>
          </draw:text-box>
        </draw:frame>
        <draw:frame draw:style-name="gr1" draw:text-style-name="P1" draw:layer="layout" svg:width="2.205cm" svg:height="0.645cm" svg:x="14.305cm" svg:y="27.625cm">
          <draw:text-box>
            <text:p><text:span text:style-name="T1">disturbing</text:span></text:p>
          </draw:text-box>
        </draw:frame>
        <draw:frame draw:style-name="gr1" draw:text-style-name="P1" xml:id="id185" draw:id="id185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86" draw:id="id186" draw:layer="layout" svg:width="3.421cm" svg:height="0.645cm" svg:x="34.625cm" svg:y="2.06cm">
          <draw:text-box>
            <text:p><text:span text:style-name="T1">130 drug-addiciton</text:span></text:p>
          </draw:text-box>
        </draw:frame>
        <draw:frame draw:style-name="gr1" draw:text-style-name="P1" xml:id="id187" draw:id="id187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8" draw:id="id188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0" draw:text-style-name="P1" xml:id="id126" draw:id="id126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7" draw:id="id127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8" draw:id="id128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26" draw:start-glue-point="2" draw:end-shape="id127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26" draw:start-glue-point="2" draw:end-shape="id128" draw:end-glue-point="3" svg:d="m34827 5905v1277h797" svg:viewBox="0 0 798 1278">
          <text:p/>
        </draw:connector>
        <draw:frame draw:style-name="gr1" draw:text-style-name="P1" draw:layer="layout" svg:width="2.332cm" svg:height="0.645cm" svg:x="14.305cm" svg:y="28.425cm">
          <draw:text-box>
            <text:p><text:span text:style-name="T1">fire-fighting</text:span></text:p>
          </draw:text-box>
        </draw:frame>
        <draw:frame draw:style-name="gr1" draw:text-style-name="P1" xml:id="id129" draw:id="id129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30" draw:id="id130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32" draw:id="id132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31" draw:id="id131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9" draw:start-glue-point="2" draw:end-shape="id130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9" draw:start-glue-point="2" draw:end-shape="id131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9" draw:start-glue-point="2" draw:end-shape="id132" draw:end-glue-point="3" svg:d="m35018 8705v2102h687" svg:viewBox="0 0 688 2103">
          <text:p/>
        </draw:connector>
        <draw:frame draw:style-name="gr1" draw:text-style-name="P1" draw:layer="layout" svg:width="1.952cm" svg:height="0.645cm" svg:x="14.304cm" svg:y="29.225cm">
          <draw:text-box>
            <text:p><text:span text:style-name="T1">genocide</text:span></text:p>
          </draw:text-box>
        </draw:frame>
        <draw:frame draw:style-name="gr1" draw:text-style-name="P1" draw:layer="layout" svg:width="1.191cm" svg:height="0.645cm" svg:x="14.303cm" svg:y="30.825cm">
          <draw:text-box>
            <text:p><text:span text:style-name="T1">gory</text:span></text:p>
          </draw:text-box>
        </draw:frame>
        <draw:frame draw:style-name="gr1" draw:text-style-name="P1" draw:layer="layout" svg:width="4.366cm" svg:height="0.645cm" svg:x="14.303cm" svg:y="31.625cm">
          <draw:text-box>
            <text:p><text:span text:style-name="T1">coming-of-age/childhood</text:span></text:p>
          </draw:text-box>
        </draw:frame>
        <draw:frame draw:style-name="gr1" draw:text-style-name="P1" draw:layer="layout" svg:width="2.688cm" svg:height="0.645cm" svg:x="17.505cm" svg:y="27.625cm">
          <draw:text-box>
            <text:p><text:span text:style-name="T1">peaceful/light</text:span></text:p>
          </draw:text-box>
        </draw:frame>
        <draw:frame draw:style-name="gr1" draw:text-style-name="P1" draw:layer="layout" svg:width="1.8cm" svg:height="0.645cm" svg:x="17.504cm" svg:y="28.425cm">
          <draw:text-box>
            <text:p><text:span text:style-name="T1">uplifting</text:span></text:p>
          </draw:text-box>
        </draw:frame>
        <draw:frame draw:style-name="gr1" draw:text-style-name="P1" xml:id="id133" draw:id="id133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1" draw:text-style-name="P1" xml:id="id134" draw:id="id134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35" draw:id="id135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33" draw:start-glue-point="2" draw:end-shape="id134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33" draw:start-glue-point="2" draw:end-shape="id135" svg:d="m35949 13705v1277h574" svg:viewBox="0 0 575 1278">
          <text:p/>
        </draw:connector>
        <draw:frame draw:style-name="gr1" draw:text-style-name="P1" draw:layer="layout" svg:width="2.182cm" svg:height="0.645cm" svg:x="17.503cm" svg:y="29.225cm">
          <draw:text-box>
            <text:p><text:span text:style-name="T1">confusing</text:span></text:p>
          </draw:text-box>
        </draw:frame>
        <draw:frame draw:style-name="gr1" draw:text-style-name="P1" xml:id="id136" draw:id="id136" draw:layer="layout" svg:width="1.72cm" svg:height="0.645cm" svg:x="33.824cm" svg:y="16.06cm">
          <draw:text-box>
            <text:p><text:span text:style-name="T1">military</text:span></text:p>
          </draw:text-box>
        </draw:frame>
        <draw:frame draw:style-name="gr1" draw:text-style-name="P1" xml:id="id137" draw:id="id137" draw:layer="layout" svg:width="1.537cm" svg:height="0.645cm" svg:x="35.223cm" svg:y="16.76cm">
          <draw:text-box>
            <text:p><text:span text:style-name="T1">army</text:span></text:p>
          </draw:text-box>
        </draw:frame>
        <draw:frame draw:style-name="gr1" draw:text-style-name="P1" xml:id="id138" draw:id="id138" draw:layer="layout" svg:width="1.284cm" svg:height="0.645cm" svg:x="35.222cm" svg:y="17.46cm">
          <draw:text-box>
            <text:p><text:span text:style-name="T1">navy</text:span></text:p>
          </draw:text-box>
        </draw:frame>
        <draw:frame draw:style-name="gr1" draw:text-style-name="P1" xml:id="id139" draw:id="id139" draw:layer="layout" svg:width="1.792cm" svg:height="0.645cm" svg:x="35.222cm" svg:y="18.16cm">
          <draw:text-box>
            <text:p><text:span text:style-name="T1">air-force</text:span></text:p>
          </draw:text-box>
        </draw:frame>
        <draw:frame draw:style-name="gr1" draw:text-style-name="P1" xml:id="id140" draw:id="id140" draw:layer="layout" svg:width="1.792cm" svg:height="0.645cm" svg:x="35.221cm" svg:y="18.86cm">
          <draw:text-box>
            <text:p><text:span text:style-name="T1">marines</text:span></text:p>
          </draw:text-box>
        </draw:frame>
        <draw:frame draw:style-name="gr1" draw:text-style-name="P1" xml:id="id141" draw:id="id141" draw:layer="layout" svg:width="2.302cm" svg:height="0.645cm" svg:x="35.22cm" svg:y="19.56cm">
          <draw:text-box>
            <text:p><text:span text:style-name="T1">boot-camp</text:span></text:p>
          </draw:text-box>
        </draw:frame>
        <draw:connector draw:style-name="gr4" draw:text-style-name="P2" draw:layer="layout" svg:x1="34.684cm" svg:y1="16.705cm" svg:x2="35.223cm" svg:y2="17.082cm" draw:start-shape="id136" draw:start-glue-point="2" draw:end-shape="id137" draw:end-glue-point="3" svg:d="m34684 16705v377h539" svg:viewBox="0 0 540 378">
          <text:p/>
        </draw:connector>
        <draw:connector draw:style-name="gr4" draw:text-style-name="P2" draw:layer="layout" svg:x1="34.684cm" svg:y1="16.705cm" svg:x2="35.222cm" svg:y2="17.782cm" draw:start-shape="id136" draw:start-glue-point="2" draw:end-shape="id138" svg:d="m34684 16705v1077h538" svg:viewBox="0 0 539 1078">
          <text:p/>
        </draw:connector>
        <draw:connector draw:style-name="gr4" draw:text-style-name="P2" draw:layer="layout" svg:x1="34.684cm" svg:y1="16.705cm" svg:x2="35.222cm" svg:y2="18.482cm" draw:start-shape="id136" draw:start-glue-point="2" draw:end-shape="id139" draw:end-glue-point="3" svg:d="m34684 16705v1777h538" svg:viewBox="0 0 539 1778">
          <text:p/>
        </draw:connector>
        <draw:connector draw:style-name="gr4" draw:text-style-name="P2" draw:layer="layout" svg:x1="34.684cm" svg:y1="16.705cm" svg:x2="35.221cm" svg:y2="19.182cm" draw:start-shape="id136" draw:start-glue-point="2" draw:end-shape="id140" draw:end-glue-point="3" svg:d="m34684 16705v2477h537" svg:viewBox="0 0 538 2478">
          <text:p/>
        </draw:connector>
        <draw:connector draw:style-name="gr4" draw:text-style-name="P2" draw:layer="layout" svg:x1="34.684cm" svg:y1="16.705cm" svg:x2="35.22cm" svg:y2="19.882cm" draw:start-shape="id136" draw:start-glue-point="2" draw:end-shape="id141" draw:end-glue-point="3" svg:d="m34684 16705v3177h536" svg:viewBox="0 0 537 3178">
          <text:p/>
        </draw:connector>
        <draw:frame draw:style-name="gr1" draw:text-style-name="P1" xml:id="id174" draw:id="id174" draw:layer="layout" svg:width="1.72cm" svg:height="0.645cm" svg:x="39.624cm" svg:y="19.815cm">
          <draw:text-box>
            <text:p><text:span text:style-name="T1">nudity</text:span></text:p>
          </draw:text-box>
        </draw:frame>
        <draw:frame draw:style-name="gr1" draw:text-style-name="P1" xml:id="id177" draw:id="id177" draw:layer="layout" svg:width="3.967cm" svg:height="0.645cm" svg:x="43.023cm" svg:y="21.415cm">
          <draw:text-box>
            <text:p><text:span text:style-name="T1">sexual-female-nudity</text:span></text:p>
          </draw:text-box>
        </draw:frame>
        <draw:frame draw:style-name="gr1" draw:text-style-name="P1" xml:id="id179" draw:id="id179" draw:layer="layout" svg:width="3.587cm" svg:height="0.645cm" svg:x="43.022cm" svg:y="23.015cm">
          <draw:text-box>
            <text:p><text:span text:style-name="T1">sexual-male-nudity</text:span></text:p>
          </draw:text-box>
        </draw:frame>
        <draw:frame draw:style-name="gr1" draw:text-style-name="P1" draw:layer="layout" svg:width="2.182cm" svg:height="0.645cm" svg:x="17.502cm" svg:y="30.025cm">
          <draw:text-box>
            <text:p><text:span text:style-name="T1">puppets</text:span></text:p>
          </draw:text-box>
        </draw:frame>
        <draw:frame draw:style-name="gr1" draw:text-style-name="P1" xml:id="id142" draw:id="id142" draw:layer="layout" svg:width="2.946cm" svg:height="0.645cm" svg:x="8.811cm" svg:y="10.968cm">
          <draw:text-box>
            <text:p><text:span text:style-name="T1">168 serial-killer</text:span></text:p>
          </draw:text-box>
        </draw:frame>
        <draw:connector draw:style-name="gr4" draw:text-style-name="P2" draw:layer="layout" svg:x1="8.318cm" svg:y1="10.813cm" svg:x2="8.811cm" svg:y2="11.29cm" draw:start-shape="id57" draw:start-glue-point="2" draw:end-shape="id142" draw:end-glue-point="3" svg:d="m8318 10813v477h493" svg:viewBox="0 0 494 478">
          <text:p/>
        </draw:connector>
        <draw:frame draw:style-name="gr1" draw:text-style-name="P1" draw:layer="layout" svg:width="2.438cm" svg:height="0.645cm" svg:x="17.501cm" svg:y="30.825cm">
          <draw:text-box>
            <text:p><text:span text:style-name="T1">psychopath</text:span></text:p>
          </draw:text-box>
        </draw:frame>
        <draw:frame draw:style-name="gr1" draw:text-style-name="P1" draw:layer="layout" svg:width="2.002cm" svg:height="0.645cm" svg:x="20.604cm" svg:y="27.625cm">
          <draw:text-box>
            <text:p><text:span text:style-name="T1">detective</text:span></text:p>
          </draw:text-box>
        </draw:frame>
        <draw:frame draw:style-name="gr1" draw:text-style-name="P1" xml:id="id143" draw:id="id143" draw:layer="layout" svg:width="2.924cm" svg:height="0.645cm" svg:x="34.922cm" svg:y="23.674cm">
          <draw:text-box>
            <text:p><text:span text:style-name="T1">social-classes</text:span></text:p>
          </draw:text-box>
        </draw:frame>
        <draw:frame draw:style-name="gr1" draw:text-style-name="P1" xml:id="id144" draw:id="id144" draw:layer="layout" svg:width="2.449cm" svg:height="0.645cm" svg:x="36.921cm" svg:y="24.474cm">
          <draw:text-box>
            <text:p><text:span text:style-name="T1">upper-class</text:span></text:p>
          </draw:text-box>
        </draw:frame>
        <draw:frame draw:style-name="gr1" draw:text-style-name="P1" xml:id="id145" draw:id="id145" draw:layer="layout" svg:width="2.449cm" svg:height="0.645cm" svg:x="36.921cm" svg:y="25.274cm">
          <draw:text-box>
            <text:p><text:span text:style-name="T1">lower-class</text:span></text:p>
          </draw:text-box>
        </draw:frame>
        <draw:frame draw:style-name="gr1" draw:text-style-name="P1" xml:id="id146" draw:id="id146" draw:layer="layout" svg:width="2.703cm" svg:height="0.645cm" svg:x="36.921cm" svg:y="26.074cm">
          <draw:text-box>
            <text:p><text:span text:style-name="T1">rags-to-riches</text:span></text:p>
          </draw:text-box>
        </draw:frame>
        <draw:frame draw:style-name="gr1" draw:text-style-name="P1" xml:id="id147" draw:id="id147" draw:layer="layout" svg:width="2.703cm" svg:height="0.645cm" svg:x="36.921cm" svg:y="26.874cm">
          <draw:text-box>
            <text:p><text:span text:style-name="T1">riches-to-rags</text:span></text:p>
          </draw:text-box>
        </draw:frame>
        <draw:frame draw:style-name="gr1" draw:text-style-name="P1" xml:id="id148" draw:id="id148" draw:layer="layout" svg:width="2.703cm" svg:height="0.645cm" svg:x="36.921cm" svg:y="27.674cm">
          <draw:text-box>
            <text:p><text:span text:style-name="T1">class-conflict</text:span></text:p>
          </draw:text-box>
        </draw:frame>
        <draw:connector draw:style-name="gr4" draw:text-style-name="P2" draw:layer="layout" svg:x1="36.384cm" svg:y1="24.319cm" svg:x2="36.921cm" svg:y2="24.796cm" draw:start-shape="id143" draw:start-glue-point="2" draw:end-shape="id144" draw:end-glue-point="3" svg:d="m36384 24319v477h537" svg:viewBox="0 0 538 478">
          <text:p/>
        </draw:connector>
        <draw:connector draw:style-name="gr4" draw:text-style-name="P2" draw:layer="layout" svg:x1="36.384cm" svg:y1="24.319cm" svg:x2="36.921cm" svg:y2="25.596cm" draw:start-shape="id143" draw:start-glue-point="2" draw:end-shape="id145" draw:end-glue-point="3" svg:d="m36384 24319v1277h537" svg:viewBox="0 0 538 1278">
          <text:p/>
        </draw:connector>
        <draw:connector draw:style-name="gr4" draw:text-style-name="P2" draw:layer="layout" svg:x1="36.384cm" svg:y1="24.319cm" svg:x2="36.921cm" svg:y2="26.396cm" draw:start-shape="id143" draw:start-glue-point="2" draw:end-shape="id146" draw:end-glue-point="3" svg:d="m36384 24319v2077h537" svg:viewBox="0 0 538 2078">
          <text:p/>
        </draw:connector>
        <draw:connector draw:style-name="gr4" draw:text-style-name="P2" draw:layer="layout" svg:x1="36.384cm" svg:y1="24.319cm" svg:x2="36.921cm" svg:y2="27.196cm" draw:start-shape="id143" draw:start-glue-point="2" draw:end-shape="id147" draw:end-glue-point="3" svg:d="m36384 24319v2877h537" svg:viewBox="0 0 538 2878">
          <text:p/>
        </draw:connector>
        <draw:connector draw:style-name="gr4" draw:text-style-name="P2" draw:layer="layout" svg:x1="36.384cm" svg:y1="24.319cm" svg:x2="36.921cm" svg:y2="27.996cm" draw:start-shape="id143" draw:start-glue-point="2" draw:end-shape="id148" draw:end-glue-point="3" svg:d="m36384 24319v3677h537" svg:viewBox="0 0 538 3678">
          <text:p/>
        </draw:connector>
        <draw:frame draw:style-name="gr1" draw:text-style-name="P1" draw:layer="layout" svg:width="2.511cm" svg:height="0.645cm" svg:x="20.603cm" svg:y="28.425cm">
          <draw:text-box>
            <text:p><text:span text:style-name="T1">prospecting</text:span></text:p>
          </draw:text-box>
        </draw:frame>
        <draw:frame draw:style-name="gr1" draw:text-style-name="P1" draw:layer="layout" svg:width="2.638cm" svg:height="0.645cm" svg:x="20.603cm" svg:y="29.225cm">
          <draw:text-box>
            <text:p><text:span text:style-name="T1">avante-garde</text:span></text:p>
          </draw:text-box>
        </draw:frame>
        <draw:frame draw:style-name="gr1" draw:text-style-name="P1" draw:layer="layout" svg:width="1.877cm" svg:height="0.645cm" svg:x="20.602cm" svg:y="30.025cm">
          <draw:text-box>
            <text:p><text:span text:style-name="T1">zombies</text:span></text:p>
          </draw:text-box>
        </draw:frame>
        <draw:frame draw:style-name="gr1" draw:text-style-name="P1" draw:layer="layout" svg:width="2.004cm" svg:height="0.645cm" svg:x="20.602cm" svg:y="30.825cm">
          <draw:text-box>
            <text:p><text:span text:style-name="T1">vampires</text:span></text:p>
          </draw:text-box>
        </draw:frame>
        <draw:frame draw:style-name="gr1" draw:text-style-name="P1" draw:layer="layout" svg:width="2.767cm" svg:height="0.645cm" svg:x="20.601cm" svg:y="31.625cm">
          <draw:text-box>
            <text:p><text:span text:style-name="T1">homosexuality</text:span></text:p>
          </draw:text-box>
        </draw:frame>
        <draw:frame draw:style-name="gr1" draw:text-style-name="P1" draw:layer="layout" svg:width="2.002cm" svg:height="0.645cm" svg:x="23.903cm" svg:y="27.625cm">
          <draw:text-box>
            <text:p><text:span text:style-name="T1">samurai</text:span></text:p>
          </draw:text-box>
        </draw:frame>
        <draw:frame draw:style-name="gr1" draw:text-style-name="P1" draw:layer="layout" svg:width="3.657cm" svg:height="0.645cm" svg:x="23.902cm" svg:y="28.425cm">
          <draw:text-box>
            <text:p><text:span text:style-name="T1">excessive-swearing</text:span></text:p>
          </draw:text-box>
        </draw:frame>
        <draw:frame draw:style-name="gr1" draw:text-style-name="P1" draw:layer="layout" svg:width="2.006cm" svg:height="0.645cm" svg:x="23.902cm" svg:y="29.225cm">
          <draw:text-box>
            <text:p><text:span text:style-name="T1">marriage</text:span></text:p>
          </draw:text-box>
        </draw:frame>
        <draw:frame draw:style-name="gr1" draw:text-style-name="P1" draw:layer="layout" svg:width="1.499cm" svg:height="0.645cm" svg:x="23.901cm" svg:y="30.025cm">
          <draw:text-box>
            <text:p><text:span text:style-name="T1">family</text:span></text:p>
          </draw:text-box>
        </draw:frame>
        <draw:frame draw:style-name="gr1" draw:text-style-name="P1" draw:layer="layout" svg:width="2.769cm" svg:height="0.645cm" svg:x="23.901cm" svg:y="30.825cm">
          <draw:text-box>
            <text:p><text:span text:style-name="T1">stock-brokers</text:span></text:p>
          </draw:text-box>
        </draw:frame>
        <draw:frame draw:style-name="gr1" draw:text-style-name="P1" draw:layer="layout" svg:width="3.277cm" svg:height="0.645cm" svg:x="23.901cm" svg:y="31.625cm">
          <draw:text-box>
            <text:p><text:span text:style-name="T1">post-apocalypse</text:span></text:p>
          </draw:text-box>
        </draw:frame>
        <draw:frame draw:style-name="gr1" draw:text-style-name="P1" xml:id="id149" draw:id="id149" draw:layer="layout" svg:width="4.923cm" svg:height="0.645cm" svg:x="40.924cm" svg:y="2.16cm">
          <draw:text-box>
            <text:p><text:span text:style-name="T1">143 mental-illness/condition</text:span></text:p>
          </draw:text-box>
        </draw:frame>
        <draw:frame draw:style-name="gr1" draw:text-style-name="P1" xml:id="id150" draw:id="id150" draw:layer="layout" svg:width="2.829cm" svg:height="0.645cm" svg:x="44.161cm" svg:y="3.033cm">
          <draw:text-box>
            <text:p><text:span text:style-name="T1">144 psycopath</text:span></text:p>
          </draw:text-box>
        </draw:frame>
        <draw:frame draw:style-name="gr1" draw:text-style-name="P1" xml:id="id151" draw:id="id151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52" draw:id="id152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53" draw:id="id153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54" draw:id="id154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55" draw:id="id155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56" draw:id="id156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7" draw:id="id157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2.805cm" svg:x2="44.161cm" svg:y2="3.355cm" draw:start-shape="id149" draw:start-glue-point="2" draw:end-shape="id150" draw:end-glue-point="3" svg:d="m43385 2805v550h776" svg:viewBox="0 0 777 551">
          <text:p/>
        </draw:connector>
        <draw:connector draw:style-name="gr4" draw:text-style-name="P2" draw:layer="layout" svg:x1="43.385cm" svg:y1="2.805cm" svg:x2="44.16cm" svg:y2="4.155cm" draw:start-shape="id149" draw:start-glue-point="2" draw:end-shape="id151" draw:end-glue-point="3" svg:d="m43385 2805v1350h775" svg:viewBox="0 0 776 1351">
          <text:p/>
        </draw:connector>
        <draw:connector draw:style-name="gr4" draw:text-style-name="P2" draw:layer="layout" svg:x1="43.385cm" svg:y1="2.805cm" svg:x2="44.159cm" svg:y2="4.955cm" draw:start-shape="id149" draw:start-glue-point="2" draw:end-shape="id152" draw:end-glue-point="3" svg:d="m43385 2805v2150h774" svg:viewBox="0 0 775 2151">
          <text:p/>
        </draw:connector>
        <draw:connector draw:style-name="gr4" draw:text-style-name="P2" draw:layer="layout" svg:x1="43.385cm" svg:y1="2.805cm" svg:x2="44.159cm" svg:y2="5.755cm" draw:start-shape="id149" draw:start-glue-point="2" draw:end-shape="id153" draw:end-glue-point="3" svg:d="m43385 2805v2950h774" svg:viewBox="0 0 775 2951">
          <text:p/>
        </draw:connector>
        <draw:connector draw:style-name="gr4" draw:text-style-name="P2" draw:layer="layout" svg:x1="43.385cm" svg:y1="2.805cm" svg:x2="44.159cm" svg:y2="6.555cm" draw:start-shape="id149" draw:start-glue-point="2" draw:end-shape="id154" draw:end-glue-point="3" svg:d="m43385 2805v3750h774" svg:viewBox="0 0 775 3751">
          <text:p/>
        </draw:connector>
        <draw:connector draw:style-name="gr4" draw:text-style-name="P2" draw:layer="layout" svg:x1="43.385cm" svg:y1="2.805cm" svg:x2="44.158cm" svg:y2="7.355cm" draw:start-shape="id149" draw:start-glue-point="2" draw:end-shape="id155" draw:end-glue-point="3" svg:d="m43385 2805v4550h773" svg:viewBox="0 0 774 4551">
          <text:p/>
        </draw:connector>
        <draw:connector draw:style-name="gr4" draw:text-style-name="P2" draw:layer="layout" svg:x1="43.385cm" svg:y1="2.805cm" svg:x2="44.157cm" svg:y2="8.155cm" draw:start-shape="id149" draw:start-glue-point="2" draw:end-shape="id156" draw:end-glue-point="3" svg:d="m43385 2805v5350h772" svg:viewBox="0 0 773 5351">
          <text:p/>
        </draw:connector>
        <draw:connector draw:style-name="gr4" draw:text-style-name="P2" draw:layer="layout" svg:x1="43.385cm" svg:y1="2.805cm" svg:x2="44.156cm" svg:y2="8.955cm" draw:start-shape="id149" draw:start-glue-point="2" draw:end-shape="id157" draw:end-glue-point="3" svg:d="m43385 2805v6150h771" svg:viewBox="0 0 772 6151">
          <text:p/>
        </draw:connector>
        <draw:frame draw:style-name="gr1" draw:text-style-name="P1" xml:id="id158" draw:id="id158" draw:layer="layout" svg:width="3.745cm" svg:height="0.645cm" svg:x="38.546cm" svg:y="1.3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2.008cm" svg:x2="40.924cm" svg:y2="2.482cm" draw:start-shape="id158" draw:start-glue-point="2" draw:end-shape="id149" draw:end-glue-point="3" svg:d="m40418 2008v474h506" svg:viewBox="0 0 507 475">
          <text:p/>
        </draw:connector>
        <draw:frame draw:style-name="gr1" draw:text-style-name="P1" xml:id="id159" draw:id="id159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2.008cm" svg:x2="40.923cm" svg:y2="12.982cm" draw:start-shape="id158" draw:start-glue-point="2" draw:end-shape="id159" draw:end-glue-point="3" svg:d="m40418 2008v10974h505" svg:viewBox="0 0 506 10975">
          <text:p/>
        </draw:connector>
        <draw:frame draw:style-name="gr1" draw:text-style-name="P1" xml:id="id164" draw:id="id164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60" draw:id="id160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61" draw:id="id161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9" draw:start-glue-point="2" draw:end-shape="id160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9" draw:start-glue-point="2" draw:end-shape="id161" draw:end-glue-point="3" svg:d="m43575 13305v1277h648" svg:viewBox="0 0 649 1278">
          <text:p/>
        </draw:connector>
        <draw:frame draw:style-name="gr1" draw:text-style-name="P1" xml:id="id162" draw:id="id162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9" draw:start-glue-point="2" draw:end-shape="id162" draw:end-glue-point="3" svg:d="m43575 13305v2077h648" svg:viewBox="0 0 649 2078">
          <text:p/>
        </draw:connector>
        <draw:frame draw:style-name="gr1" draw:text-style-name="P1" xml:id="id163" draw:id="id163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65" draw:id="id165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2.805cm" svg:x2="44.156cm" svg:y2="9.755cm" draw:start-shape="id149" draw:start-glue-point="2" draw:end-shape="id163" draw:end-glue-point="3" svg:d="m43385 2805v6950h771" svg:viewBox="0 0 772 6951">
          <text:p/>
        </draw:connector>
        <draw:connector draw:style-name="gr4" draw:text-style-name="P2" draw:layer="layout" svg:x1="45.89cm" svg:y1="10.078cm" svg:x2="46.323cm" svg:y2="10.575cm" draw:start-shape="id163" draw:start-glue-point="2" draw:end-shape="id164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63" draw:start-glue-point="2" draw:end-shape="id165" draw:end-glue-point="3" svg:d="m45890 10078v1297h433" svg:viewBox="0 0 434 1298">
          <text:p/>
        </draw:connector>
        <draw:frame draw:style-name="gr1" draw:text-style-name="P1" xml:id="id166" draw:id="id166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9" draw:start-glue-point="2" draw:end-shape="id166" draw:end-glue-point="3" svg:d="m43575 13305v2877h647" svg:viewBox="0 0 648 2878">
          <text:p/>
        </draw:connector>
        <draw:frame draw:style-name="gr1" draw:text-style-name="P1" xml:id="id167" draw:id="id167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9" draw:start-glue-point="2" draw:end-shape="id167" draw:end-glue-point="3" svg:d="m43575 13305v3677h646" svg:viewBox="0 0 647 3678">
          <text:p/>
        </draw:connector>
        <draw:frame draw:style-name="gr1" draw:text-style-name="P1" xml:id="id168" draw:id="id168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9" draw:start-glue-point="2" draw:end-shape="id168" draw:end-glue-point="3" svg:d="m43575 13305v4477h646" svg:viewBox="0 0 647 4478">
          <text:p/>
        </draw:connector>
        <draw:frame draw:style-name="gr1" draw:text-style-name="P1" xml:id="id169" draw:id="id169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2.805cm" svg:x2="44.156cm" svg:y2="12.155cm" draw:start-shape="id149" draw:start-glue-point="2" draw:end-shape="id169" draw:end-glue-point="3" svg:d="m43385 2805v9350h771" svg:viewBox="0 0 772 9351">
          <text:p/>
        </draw:connector>
        <draw:frame draw:style-name="gr1" draw:text-style-name="P1" xml:id="id170" draw:id="id170" draw:layer="layout" svg:width="1.921cm" svg:height="0.645cm" svg:x="37.746cm" svg:y="17.27cm">
          <draw:text-box>
            <text:p><text:span text:style-name="T1">survival</text:span></text:p>
          </draw:text-box>
        </draw:frame>
        <draw:frame draw:style-name="gr1" draw:text-style-name="P1" xml:id="id171" draw:id="id171" draw:layer="layout" svg:width="2.302cm" svg:height="0.645cm" svg:x="39.419cm" svg:y="18.06cm">
          <draw:text-box>
            <text:p><text:span text:style-name="T1">lost-at-sea</text:span></text:p>
          </draw:text-box>
        </draw:frame>
        <draw:connector draw:style-name="gr4" draw:text-style-name="P2" draw:layer="layout" svg:x1="38.706cm" svg:y1="17.915cm" svg:x2="39.419cm" svg:y2="18.382cm" draw:start-shape="id170" draw:start-glue-point="2" draw:end-shape="id171" draw:end-glue-point="3" svg:d="m38706 17915v467h713" svg:viewBox="0 0 714 468">
          <text:p/>
        </draw:connector>
        <draw:frame draw:style-name="gr1" draw:text-style-name="P1" draw:layer="layout" svg:width="1.616cm" svg:height="0.645cm" svg:x="28.102cm" svg:y="27.625cm">
          <draw:text-box>
            <text:p><text:span text:style-name="T1">at-sea</text:span></text:p>
          </draw:text-box>
        </draw:frame>
        <draw:frame draw:style-name="gr1" draw:text-style-name="P1" draw:layer="layout" svg:width="1.998cm" svg:height="0.645cm" svg:x="28.101cm" svg:y="28.425cm">
          <draw:text-box>
            <text:p><text:span text:style-name="T1">aviation</text:span></text:p>
          </draw:text-box>
        </draw:frame>
        <draw:frame draw:style-name="gr1" draw:text-style-name="P1" xml:id="id172" draw:id="id172" draw:layer="layout" svg:width="2.507cm" svg:height="0.645cm" svg:x="34.925cm" svg:y="20.78cm">
          <draw:text-box>
            <text:p><text:span text:style-name="T1">made-for-tv</text:span></text:p>
          </draw:text-box>
        </draw:frame>
        <draw:frame draw:style-name="gr1" draw:text-style-name="P1" xml:id="id173" draw:id="id173" draw:layer="layout" svg:width="2.177cm" svg:height="0.645cm" svg:x="36.625cm" svg:y="21.58cm">
          <draw:text-box>
            <text:p><text:span text:style-name="T1">miniseries</text:span></text:p>
          </draw:text-box>
        </draw:frame>
        <draw:connector draw:style-name="gr4" draw:text-style-name="P2" draw:layer="layout" svg:x1="36.178cm" svg:y1="21.425cm" svg:x2="36.625cm" svg:y2="21.902cm" draw:start-shape="id172" draw:start-glue-point="2" draw:end-shape="id173" draw:end-glue-point="3" svg:d="m36178 21425v477h447" svg:viewBox="0 0 448 478">
          <text:p/>
        </draw:connector>
        <draw:frame draw:style-name="gr1" draw:text-style-name="P1" draw:layer="layout" svg:width="1.491cm" svg:height="0.645cm" svg:x="28.1cm" svg:y="29.225cm">
          <draw:text-box>
            <text:p><text:span text:style-name="T1">amish</text:span></text:p>
          </draw:text-box>
        </draw:frame>
        <draw:frame draw:style-name="gr1" draw:text-style-name="P1" draw:layer="layout" svg:width="1.745cm" svg:height="0.645cm" svg:x="28.1cm" svg:y="30.025cm">
          <draw:text-box>
            <text:p><text:span text:style-name="T1">beatles</text:span></text:p>
          </draw:text-box>
        </draw:frame>
        <draw:frame draw:style-name="gr1" draw:text-style-name="P1" draw:layer="layout" svg:width="3.015cm" svg:height="0.645cm" svg:x="28.1cm" svg:y="30.825cm">
          <draw:text-box>
            <text:p><text:span text:style-name="T1">school-shooting</text:span></text:p>
          </draw:text-box>
        </draw:frame>
        <draw:frame draw:style-name="gr1" draw:text-style-name="P1" draw:layer="layout" svg:width="2.126cm" svg:height="0.645cm" svg:x="28.1cm" svg:y="31.625cm">
          <draw:text-box>
            <text:p><text:span text:style-name="T1">corruption</text:span></text:p>
          </draw:text-box>
        </draw:frame>
        <draw:frame draw:style-name="gr1" draw:text-style-name="P1" draw:layer="layout" svg:width="2.435cm" svg:height="0.645cm" svg:x="31.601cm" svg:y="27.625cm">
          <draw:text-box>
            <text:p><text:span text:style-name="T1">outer-space</text:span></text:p>
          </draw:text-box>
        </draw:frame>
        <draw:frame draw:style-name="gr1" draw:text-style-name="P1" draw:layer="layout" svg:width="1.8cm" svg:height="0.645cm" svg:x="31.601cm" svg:y="28.425cm">
          <draw:text-box>
            <text:p><text:span text:style-name="T1">adultery</text:span></text:p>
          </draw:text-box>
        </draw:frame>
        <draw:frame draw:style-name="gr1" draw:text-style-name="P1" draw:layer="layout" svg:width="1.8cm" svg:height="0.645cm" svg:x="31.6cm" svg:y="29.225cm">
          <draw:text-box>
            <text:p><text:span text:style-name="T1">slavery</text:span></text:p>
          </draw:text-box>
        </draw:frame>
        <draw:frame draw:style-name="gr1" draw:text-style-name="P1" draw:layer="layout" svg:width="2.437cm" svg:height="0.645cm" svg:x="31.599cm" svg:y="30.025cm">
          <draw:text-box>
            <text:p><text:span text:style-name="T1">james-bond</text:span></text:p>
          </draw:text-box>
        </draw:frame>
        <draw:frame draw:style-name="gr1" draw:text-style-name="P1" draw:layer="layout" svg:width="1.675cm" svg:height="0.645cm" svg:x="31.599cm" svg:y="30.825cm">
          <draw:text-box>
            <text:p><text:span text:style-name="T1">fashion</text:span></text:p>
          </draw:text-box>
        </draw:frame>
        <draw:frame draw:style-name="gr1" draw:text-style-name="P1" draw:layer="layout" svg:width="2.31cm" svg:height="0.645cm" svg:x="31.599cm" svg:y="31.625cm">
          <draw:text-box>
            <text:p><text:span text:style-name="T1">super-hero</text:span></text:p>
          </draw:text-box>
        </draw:frame>
        <draw:frame draw:style-name="gr1" draw:text-style-name="P1" draw:layer="layout" svg:width="1.523cm" svg:height="0.645cm" svg:x="34.799cm" svg:y="29.225cm">
          <draw:text-box>
            <text:p><text:span text:style-name="T1">scary</text:span></text:p>
          </draw:text-box>
        </draw:frame>
        <draw:frame draw:style-name="gr1" draw:text-style-name="P1" draw:layer="layout" svg:width="3.555cm" svg:height="0.645cm" svg:x="34.799cm" svg:y="30.025cm">
          <draw:text-box>
            <text:p><text:span text:style-name="T1">private-investigator</text:span></text:p>
          </draw:text-box>
        </draw:frame>
        <draw:frame draw:style-name="gr1" draw:text-style-name="P1" draw:layer="layout" svg:width="3.555cm" svg:height="0.645cm" svg:x="34.799cm" svg:y="30.825cm">
          <draw:text-box>
            <text:p><text:span text:style-name="T1">wrongfully-accused</text:span></text:p>
          </draw:text-box>
        </draw:frame>
        <draw:frame draw:style-name="gr1" draw:text-style-name="P1" draw:layer="layout" svg:width="1.904cm" svg:height="0.645cm" svg:x="34.799cm" svg:y="31.625cm">
          <draw:text-box>
            <text:p><text:span text:style-name="T1">cold-war</text:span></text:p>
          </draw:text-box>
        </draw:frame>
        <draw:frame draw:style-name="gr1" draw:text-style-name="P1" draw:layer="layout" svg:width="2.403cm" svg:height="0.645cm" svg:x="38.999cm" svg:y="29.225cm">
          <draw:text-box>
            <text:p><text:span text:style-name="T1">communism</text:span></text:p>
          </draw:text-box>
        </draw:frame>
        <draw:frame draw:style-name="gr1" draw:text-style-name="P1" draw:layer="layout" svg:width="1.641cm" svg:height="0.645cm" svg:x="38.999cm" svg:y="30.025cm">
          <draw:text-box>
            <text:p><text:span text:style-name="T1">racism</text:span></text:p>
          </draw:text-box>
        </draw:frame>
        <draw:frame draw:style-name="gr1" draw:text-style-name="P1" xml:id="id178" draw:id="id178" draw:layer="layout" svg:width="4.602cm" svg:height="0.645cm" svg:x="43.023cm" svg:y="22.215cm">
          <draw:text-box>
            <text:p><text:span text:style-name="T1">brief-sexual-female-nudity</text:span></text:p>
          </draw:text-box>
        </draw:frame>
        <draw:frame draw:style-name="gr1" draw:text-style-name="P1" xml:id="id175" draw:id="id175" draw:layer="layout" svg:width="2.711cm" svg:height="0.645cm" svg:x="41.023cm" svg:y="20.615cm">
          <draw:text-box>
            <text:p><text:span text:style-name="T1">sexual-nudity</text:span></text:p>
          </draw:text-box>
        </draw:frame>
        <draw:frame draw:style-name="gr1" draw:text-style-name="P1" xml:id="id180" draw:id="id180" draw:layer="layout" svg:width="3.967cm" svg:height="0.645cm" svg:x="43.323cm" svg:y="24.715cm">
          <draw:text-box>
            <text:p><text:span text:style-name="T1">sexual-female-nudity</text:span></text:p>
          </draw:text-box>
        </draw:frame>
        <draw:frame draw:style-name="gr1" draw:text-style-name="P1" xml:id="id182" draw:id="id182" draw:layer="layout" svg:width="3.587cm" svg:height="0.645cm" svg:x="43.322cm" svg:y="26.315cm">
          <draw:text-box>
            <text:p><text:span text:style-name="T1">sexual-male-nudity</text:span></text:p>
          </draw:text-box>
        </draw:frame>
        <draw:frame draw:style-name="gr1" draw:text-style-name="P1" xml:id="id181" draw:id="id181" draw:layer="layout" svg:width="4.602cm" svg:height="0.645cm" svg:x="43.323cm" svg:y="25.515cm">
          <draw:text-box>
            <text:p><text:span text:style-name="T1">brief-sexual-female-nudity</text:span></text:p>
          </draw:text-box>
        </draw:frame>
        <draw:frame draw:style-name="gr1" draw:text-style-name="P1" xml:id="id176" draw:id="id176" draw:layer="layout" svg:width="3.4cm" svg:height="0.645cm" svg:x="41.023cm" svg:y="23.915cm">
          <draw:text-box>
            <text:p><text:span text:style-name="T1">non-sexual-nutidy</text:span></text:p>
          </draw:text-box>
        </draw:frame>
        <draw:connector draw:style-name="gr4" draw:text-style-name="P2" draw:layer="layout" svg:x1="40.484cm" svg:y1="20.46cm" svg:x2="41.023cm" svg:y2="20.937cm" draw:start-shape="id174" draw:start-glue-point="2" draw:end-shape="id175" draw:end-glue-point="3" svg:d="m40484 20460v477h539" svg:viewBox="0 0 540 478">
          <text:p/>
        </draw:connector>
        <draw:connector draw:style-name="gr4" draw:text-style-name="P2" draw:layer="layout" svg:x1="40.484cm" svg:y1="20.46cm" svg:x2="41.023cm" svg:y2="24.237cm" draw:start-shape="id174" draw:start-glue-point="2" draw:end-shape="id176" draw:end-glue-point="3" svg:d="m40484 20460v3777h539" svg:viewBox="0 0 540 3778">
          <text:p/>
        </draw:connector>
        <draw:connector draw:style-name="gr4" draw:text-style-name="P2" draw:layer="layout" svg:x1="42.378cm" svg:y1="21.26cm" svg:x2="43.023cm" svg:y2="21.737cm" draw:start-shape="id175" draw:start-glue-point="2" draw:end-shape="id177" draw:end-glue-point="3" svg:d="m42378 21260v477h645" svg:viewBox="0 0 646 478">
          <text:p/>
        </draw:connector>
        <draw:connector draw:style-name="gr4" draw:text-style-name="P2" draw:layer="layout" svg:x1="42.378cm" svg:y1="21.26cm" svg:x2="43.023cm" svg:y2="22.537cm" draw:start-shape="id175" draw:start-glue-point="2" draw:end-shape="id178" draw:end-glue-point="3" svg:d="m42378 21260v1277h645" svg:viewBox="0 0 646 1278">
          <text:p/>
        </draw:connector>
        <draw:connector draw:style-name="gr4" draw:text-style-name="P2" draw:layer="layout" svg:x1="42.378cm" svg:y1="21.26cm" svg:x2="43.022cm" svg:y2="23.337cm" draw:start-shape="id175" draw:start-glue-point="2" draw:end-shape="id179" draw:end-glue-point="3" svg:d="m42378 21260v2077h644" svg:viewBox="0 0 645 2078">
          <text:p/>
        </draw:connector>
        <draw:connector draw:style-name="gr4" draw:text-style-name="P2" draw:layer="layout" svg:x1="42.723cm" svg:y1="24.56cm" svg:x2="43.323cm" svg:y2="25.037cm" draw:start-shape="id176" draw:start-glue-point="2" draw:end-shape="id180" draw:end-glue-point="3" svg:d="m42723 24560v477h600" svg:viewBox="0 0 601 478">
          <text:p/>
        </draw:connector>
        <draw:connector draw:style-name="gr4" draw:text-style-name="P2" draw:layer="layout" svg:x1="42.723cm" svg:y1="24.56cm" svg:x2="43.323cm" svg:y2="25.837cm" draw:start-shape="id176" draw:start-glue-point="2" draw:end-shape="id181" draw:end-glue-point="3" svg:d="m42723 24560v1277h600" svg:viewBox="0 0 601 1278">
          <text:p/>
        </draw:connector>
        <draw:connector draw:style-name="gr4" draw:text-style-name="P2" draw:layer="layout" svg:x1="42.723cm" svg:y1="24.56cm" svg:x2="43.322cm" svg:y2="26.637cm" draw:start-shape="id176" draw:start-glue-point="2" draw:end-shape="id182" draw:end-glue-point="3" svg:d="m42723 24560v2077h599" svg:viewBox="0 0 600 2078">
          <text:p/>
        </draw:connector>
        <draw:frame draw:style-name="gr1" draw:text-style-name="P1" xml:id="id183" draw:id="id183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83" draw:start-glue-point="2" draw:end-shape="id184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83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85" draw:start-glue-point="2" draw:end-shape="id186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85" draw:start-glue-point="2" draw:end-shape="id187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85" draw:start-glue-point="2" draw:end-shape="id188" draw:end-glue-point="3" svg:d="m33852 1905v2077h772" svg:viewBox="0 0 773 2078">
          <text:p/>
        </draw:connector>
        <draw:frame draw:style-name="gr1" draw:text-style-name="P1" xml:id="id189" draw:id="id189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90" draw:id="id190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9" draw:start-glue-point="2" draw:end-shape="id189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9" draw:start-glue-point="2" draw:end-shape="id190" draw:end-glue-point="3" svg:d="m35018 8705v3702h687" svg:viewBox="0 0 688 3703">
          <text:p/>
        </draw:connector>
        <draw:frame draw:style-name="gr1" draw:text-style-name="P1" xml:id="id192" draw:id="id192" draw:layer="layout" svg:width="3.048cm" svg:height="0.645cm" svg:x="3.042cm" svg:y="6.642cm">
          <draw:text-box>
            <text:p><text:span text:style-name="T1">163 time-travel</text:span></text:p>
          </draw:text-box>
        </draw:frame>
        <draw:connector draw:style-name="gr4" draw:text-style-name="P2" draw:layer="layout" svg:x1="2.667cm" svg:y1="6.487cm" svg:x2="3.042cm" svg:y2="6.964cm" draw:start-shape="id191" draw:start-glue-point="2" draw:end-shape="id192" draw:end-glue-point="3" svg:d="m2667 6487v477h375" svg:viewBox="0 0 376 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8T13:40:35</dc:date>
    <dc:creator>Tyler Hayes</dc:creator>
    <meta:editing-duration>PT3H58M5S</meta:editing-duration>
    <meta:editing-cycles>64</meta:editing-cycles>
    <meta:generator>LibreOffice/3.5$Linux_X86_64 LibreOffice_project/350m1$Build-2</meta:generator>
    <meta:document-statistic meta:object-count="451"/>
  </office:meta>
</office:document-meta>
</file>